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caf" officeooo:paragraph-rsid="00169ca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9caf" officeooo:paragraph-rsid="00169caf" style:font-weight-asian="bold" style:font-weight-complex="bold"/>
    </style:style>
    <style:style style:name="P3" style:family="paragraph" style:parent-style-name="Standard" style:list-style-name="L1">
      <style:text-properties officeooo:rsid="00169caf" officeooo:paragraph-rsid="00169caf"/>
    </style:style>
    <style:style style:name="P4" style:family="paragraph" style:parent-style-name="Standard" style:list-style-name="L1">
      <style:text-properties officeooo:rsid="00185882" officeooo:paragraph-rsid="00185882"/>
    </style:style>
    <style:style style:name="P5" style:family="paragraph" style:parent-style-name="Standard" style:list-style-name="L1">
      <style:text-properties officeooo:rsid="00185882" officeooo:paragraph-rsid="00198aaf"/>
    </style:style>
    <style:style style:name="P6" style:family="paragraph" style:parent-style-name="Standard" style:list-style-name="L1">
      <style:text-properties officeooo:rsid="001ebf42" officeooo:paragraph-rsid="001ebf42"/>
    </style:style>
    <style:style style:name="P7" style:family="paragraph" style:parent-style-name="Standard" style:list-style-name="L1">
      <style:text-properties officeooo:rsid="001b57b8" officeooo:paragraph-rsid="001b57b8"/>
    </style:style>
    <style:style style:name="P8" style:family="paragraph" style:parent-style-name="Standard" style:list-style-name="L1">
      <style:text-properties officeooo:rsid="00206d9d" officeooo:paragraph-rsid="00206d9d"/>
    </style:style>
    <style:style style:name="P9" style:family="paragraph" style:parent-style-name="Standard" style:list-style-name="L1">
      <style:text-properties officeooo:rsid="001cde3d" officeooo:paragraph-rsid="001cde3d"/>
    </style:style>
    <style:style style:name="P10" style:family="paragraph" style:parent-style-name="Standard" style:list-style-name="L1">
      <style:text-properties officeooo:rsid="001e10bc" officeooo:paragraph-rsid="001e10bc"/>
    </style:style>
    <style:style style:name="P11" style:family="paragraph" style:parent-style-name="Standard" style:list-style-name="L1">
      <style:text-properties officeooo:rsid="00198aaf" officeooo:paragraph-rsid="00198aaf"/>
    </style:style>
    <style:style style:name="P12" style:family="paragraph" style:parent-style-name="Standard" style:list-style-name="L1">
      <style:text-properties officeooo:rsid="0021f454" officeooo:paragraph-rsid="0021f454"/>
    </style:style>
    <style:style style:name="P13" style:family="paragraph" style:parent-style-name="Standard" style:list-style-name="L1">
      <style:text-properties officeooo:rsid="001f7b42" officeooo:paragraph-rsid="001f7b42"/>
    </style:style>
    <style:style style:name="P14" style:family="paragraph" style:parent-style-name="Standard" style:list-style-name="L1">
      <style:text-properties officeooo:rsid="00259806" officeooo:paragraph-rsid="00259806"/>
    </style:style>
    <style:style style:name="T1" style:family="text">
      <style:text-properties officeooo:rsid="00198aaf"/>
    </style:style>
    <style:style style:name="T2" style:family="text">
      <style:text-properties officeooo:rsid="001ebf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ejamento Treinamento Teste SEDUC. 24 e 25/06/2019.</text:p>
      <text:p text:style-name="P1"/>
      <text:list xml:id="list200887822" text:style-name="L1">
        <text:list-item>
          <text:p text:style-name="P3">Quantidade de participantes – 10 pessoas</text:p>
        </text:list-item>
        <text:list-item>
          <text:p text:style-name="P3">Os dois dias de treinamento serão para as mesmas pessoas? Sim</text:p>
        </text:list-item>
        <text:list-item>
          <text:p text:style-name="P3">Perfil dos participantes – Testadores, desenvolvedores, analistas.</text:p>
        </text:list-item>
        <text:list-item>
          <text:p text:style-name="P3">Cenário atual em relação a testes – Teste exploratório, a partir da experiência do testador.</text:p>
        </text:list-item>
        <text:list-item>
          <text:p text:style-name="P3">Documentação de requisitos – Começando de forma embrionária. Usando a técnica de casos de uso.</text:p>
        </text:list-item>
        <text:list-item>
          <text:p text:style-name="P4">Programa do dia 24/06/2019</text:p>
          <text:list>
            <text:list-item>
              <text:p text:style-name="P6">Contextualização – Ciclo de Vida de Desenvolvimento de Software.</text:p>
              <text:list>
                <text:list-item>
                  <text:p text:style-name="P14">Filosofando...</text:p>
                </text:list-item>
                <text:list-item>
                  <text:p text:style-name="P6">Qualidade de Software</text:p>
                </text:list-item>
                <text:list-item>
                  <text:p text:style-name="P6">Verificação e Validação.</text:p>
                </text:list-item>
                <text:list-item>
                  <text:p text:style-name="P4">Introdução ao teste de software.</text:p>
                </text:list-item>
                <text:list-item>
                  <text:p text:style-name="P7">Definição de teste.</text:p>
                </text:list-item>
                <text:list-item>
                  <text:p text:style-name="P7">Importância do teste de software (no ambiente educacional).</text:p>
                </text:list-item>
                <text:list-item>
                  <text:p text:style-name="P8">Porque da dificuldade de se implantar um processo de teste?</text:p>
                </text:list-item>
                <text:list-item>
                  <text:p text:style-name="P7">Históricos de bugs de software.</text:p>
                </text:list-item>
                <text:list-item>
                  <text:p text:style-name="P9">Diferença entre teste e homologação.</text:p>
                </text:list-item>
                <text:list-item>
                  <text:p text:style-name="P9">Diferença entre teste e debug.</text:p>
                </text:list-item>
                <text:list-item>
                  <text:p text:style-name="P9">Literatura especializada em teste, <text:span text:style-name="T2">sites, etc.</text:span></text:p>
                </text:list-item>
              </text:list>
            </text:list-item>
            <text:list-item>
              <text:p text:style-name="P4">Técnicas e critérios de teste.</text:p>
              <text:list>
                <text:list-item>
                  <text:p text:style-name="P9">Critérios de teste.</text:p>
                </text:list-item>
              </text:list>
            </text:list-item>
            <text:list-item>
              <text:p text:style-name="P10">Processo de teste (Sistematização do teste).</text:p>
              <text:list>
                <text:list-item>
                  <text:p text:style-name="P4">Documentação de teste. <text:span text:style-name="T1">(Test Manager Microsoft)</text:span></text:p>
                </text:list-item>
                <text:list-item>
                  <text:p text:style-name="P10">Projeto, plano, casos de teste.</text:p>
                </text:list-item>
                <text:list-item>
                  <text:p text:style-name="P9">Ferramentas</text:p>
                </text:list-item>
              </text:list>
            </text:list-item>
            <text:list-item>
              <text:p text:style-name="P4">Formas de Execução de teste.</text:p>
              <text:list>
                <text:list-item>
                  <text:p text:style-name="P9">Manual e automatizado.</text:p>
                </text:list-item>
              </text:list>
            </text:list-item>
          </text:list>
        </text:list-item>
        <text:list-item>
          <text:p text:style-name="P5">Programa do dia 2<text:span text:style-name="T1">5</text:span>/06/2019</text:p>
          <text:list>
            <text:list-item>
              <text:p text:style-name="P11">Prática de Teste de Software.</text:p>
            </text:list-item>
            <text:list-item>
              <text:p text:style-name="P12">Exemplo do Arilo.</text:p>
            </text:list-item>
            <text:list-item>
              <text:p text:style-name="P11">Execução de testes.</text:p>
            </text:list-item>
            <text:list-item>
              <text:p text:style-name="P13">Geração de Evidência</text:p>
            </text:list-item>
            <text:list-item>
              <text:p text:style-name="P13">Report de resultados.</text:p>
            </text:list-item>
            <text:list-item>
              <text:p text:style-name="P11">Bug Tracking (Processo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5:00:01.007097747</meta:creation-date>
    <dc:date>2019-06-19T18:53:41.698252900</dc:date>
    <meta:editing-duration>PT9H52M3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14" meta:character-count="1408" meta:non-whitespace-character-count="1256"/>
  </office:meta>
</office:document-meta>
</file>